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d251" officeooo:paragraph-rsid="0019d251"/>
    </style:style>
    <style:style style:name="P2" style:family="paragraph" style:parent-style-name="Standard">
      <style:text-properties officeooo:rsid="001be94d" officeooo:paragraph-rsid="0019d251"/>
    </style:style>
    <style:style style:name="T1" style:family="text">
      <style:text-properties officeooo:rsid="001bb6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posta da questão <text:span text:style-name="T1">2</text:span>:</text:p>
      <text:p text:style-name="P1"/>
      <text:p text:style-name="P2">Problemas que possuem alta complexidade e compartilham dos mesmos dados são preferíveis a utilização de memória compartilhada. Ordenação de dados é um bom exemplo para a utilização deste sistema, visto que cada processo pode ordenar uma parte da área da memória enquanto outro processo ordena outra parte, dessa forma, não há necessidade do envio de mensagens entre processos, o que economiza tempo e processa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22:02:52.844000000</meta:creation-date>
    <dc:date>2019-10-30T14:41:48.267581368</dc:date>
    <meta:editing-duration>PT10M56S</meta:editing-duration>
    <meta:editing-cycles>3</meta:editing-cycles>
    <meta:generator>LibreOffice/6.1.6.3$Linux_X86_64 LibreOffice_project/10$Build-3</meta:generator>
    <meta:document-statistic meta:table-count="0" meta:image-count="0" meta:object-count="0" meta:page-count="1" meta:paragraph-count="2" meta:word-count="68" meta:character-count="437" meta:non-whitespace-character-count="371"/>
  </office:meta>
</office:document-meta>
</file>